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04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66ffff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  <style:paragraph-properties style:font-independent-line-spacing="false"/>
    </style:style>
    <style:style style:name="P1" style:family="paragraph">
      <loext:graphic-properties draw:fill="none"/>
      <style:paragraph-properties style:font-independent-line-spacing="false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ce4"/>
        <table:table-column table:style-name="co3" table:number-columns-repeated="1009" table:default-cell-style-name="ce4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01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01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4"/>
          <table:table-cell table:style-name="ce18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.543" calcext:value-type="float">
            <text:p>1,54</text:p>
          </table:table-cell>
          <table:table-cell table:style-name="ce26" office:value-type="float" office:value="1.4452" calcext:value-type="float">
            <text:p>1,45</text:p>
          </table:table-cell>
          <table:table-cell table:style-name="ce27" table:formula="of:=+([.E10]-[.F10])^2" office:value-type="float" office:value="0.00956483999999998" calcext:value-type="float">
            <text:p>0,0095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.294" calcext:value-type="float">
            <text:p>1,29</text:p>
          </table:table-cell>
          <table:table-cell table:style-name="ce26" office:value-type="float" office:value="1.0003" calcext:value-type="float">
            <text:p>1,00</text:p>
          </table:table-cell>
          <table:table-cell table:style-name="ce27" table:formula="of:=+([.E11]-[.F11])^2" office:value-type="float" office:value="0.08625969" calcext:value-type="float">
            <text:p>0,086260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0.701" calcext:value-type="float">
            <text:p>0,70</text:p>
          </table:table-cell>
          <table:table-cell table:style-name="ce26" office:value-type="float" office:value="0.8507" calcext:value-type="float">
            <text:p>0,85</text:p>
          </table:table-cell>
          <table:table-cell table:style-name="ce27" table:formula="of:=+([.E12]-[.F12])^2" office:value-type="float" office:value="0.02241009" calcext:value-type="float">
            <text:p>0,0224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0.945" calcext:value-type="float">
            <text:p>0,95</text:p>
          </table:table-cell>
          <table:table-cell table:style-name="ce26" office:value-type="float" office:value="0.8029" calcext:value-type="float">
            <text:p>0,80</text:p>
          </table:table-cell>
          <table:table-cell table:style-name="ce27" table:formula="of:=+([.E13]-[.F13])^2" office:value-type="float" office:value="0.02019241" calcext:value-type="float">
            <text:p>0,0201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0.9" calcext:value-type="float">
            <text:p>0,90</text:p>
          </table:table-cell>
          <table:table-cell table:style-name="ce26" table:formula="of:=+[.$C$6]*[.$B$9]/[.D14]+[.$B$10]*[.D14]" office:value-type="float" office:value="0.801424175862488" calcext:value-type="float">
            <text:p>0,80</text:p>
          </table:table-cell>
          <table:table-cell table:style-name="ce27" table:formula="of:=+([.E14]-[.F14])^2" office:value-type="float" office:value="0.00971719310438978" calcext:value-type="float">
            <text:p>0,0097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8248" calcext:value-type="float">
            <text:p>0,82</text:p>
          </table:table-cell>
          <table:table-cell table:style-name="ce27" table:formula="of:=+([.E15]-[.F15])^2" office:value-type="float" office:value="0.00559504" calcext:value-type="float">
            <text:p>0,0055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0.743" calcext:value-type="float">
            <text:p>0,74</text:p>
          </table:table-cell>
          <table:table-cell table:style-name="ce26" office:value-type="float" office:value="0.8631" calcext:value-type="float">
            <text:p>0,86</text:p>
          </table:table-cell>
          <table:table-cell table:style-name="ce27" table:formula="of:=+([.E16]-[.F16])^2" office:value-type="float" office:value="0.01442401" calcext:value-type="float">
            <text:p>0,014424</text:p>
          </table:table-cell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16816327310439" calcext:value-type="float">
            <text:p>0,168163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/>
          <table:table-cell table:style-name="ce32" table:number-columns-repeated="5"/>
          <table:table-cell table:style-name="ce33"/>
          <table:table-cell table:style-name="ce25"/>
          <table:table-cell table:number-columns-repeated="1016"/>
        </table:table-row>
        <table:table-row table:style-name="ro1" table:number-rows-repeated="2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number-columns-repeated="101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18"/>
          <table:table-cell table:number-columns-repeated="1015"/>
        </table:table-row>
        <table:table-row table:style-name="ro1" table:number-rows-repeated="6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number-columns-repeated="101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00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00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00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expression table:name="solver_opt" table:base-cell-address="$'Modelo_1-Nivel_Paralelismo'.$A$1" table:expression="solver_opt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</table:shapes>
        <table:table-column table:style-name="co1" table:number-columns-repeated="4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1" table:number-columns-repeated="5" table:default-cell-style-name="ce4"/>
        <table:table-column table:style-name="co3" table:number-columns-repeated="1011" table:default-cell-style-name="ce4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 table:number-columns-repeated="2"/>
          <table:table-cell table:style-name="ce7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1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12"/>
          <table:table-cell table:style-name="ce13" table:number-columns-repeated="2"/>
          <table:table-cell table:style-name="ce14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17"/>
          <table:table-cell table:number-columns-repeated="5"/>
          <table:table-cell table:style-name="ce35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10"/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Hilos</text:p>
          </table:table-cell>
          <table:covered-table-cell/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/>
          <table:table-cell/>
          <table:table-cell table:style-name="ce22" office:value-type="string" calcext:value-type="string">
            <text:p>h1</text:p>
          </table:table-cell>
          <table:table-cell table:style-name="ce22" office:value-type="string" calcext:value-type="string">
            <text:p>h2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/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1]-[.G11])^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2]-[.G12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6"/>
          <table:table-cell table:style-name="ce25" table:formula="of:=+([.F13]-[.G13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6"/>
          <table:table-cell table:style-name="ce25" table:formula="of:=+([.F14]-[.G14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5]-[.G15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6]-[.G16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6"/>
          <table:table-cell table:style-name="ce25" table:formula="of:=+([.F17]-[.G17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8]-[.G18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9]-[.G19])^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2" table:style-name="ce25" office:value-type="string" calcext:value-type="string">
            <text:p>…</text:p>
          </table:table-cell>
          <table:table-cell table:number-columns-repeated="2"/>
          <table:table-cell table:style-name="ce25" office:value-type="string" calcext:value-type="string">
            <text:p>…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35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41"/>
          <table:table-cell table:style-name="ce42"/>
          <table:table-cell table:style-name="ce18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016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19])" office:value-type="float" office:value="0" calcext:value-type="float">
            <text:p>0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016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table:style-name="ce18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25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18" table:number-columns-repeated="4"/>
          <table:table-cell table:number-columns-repeated="101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ce25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number number:decimal-places="6" number:min-decimal-places="6" number:min-integer-digits="1"/>
    </number:number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0-27T18:19:19Z</meta:creation-date>
    <dc:date>2023-12-01T18:40:14.708027483</dc:date>
    <meta:editing-cycles>47</meta:editing-cycles>
    <meta:editing-duration>PT4H17M57S</meta:editing-duration>
    <meta:document-statistic meta:table-count="2" meta:cell-count="1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514cm" svg:y="0.377cm" chart:style-name="ch2">
          <text:p>Tiempo de ejecución</text:p>
        </chart:title>
        <chart:legend chart:legend-position="end" svg:x="12.741cm" svg:y="5.484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326cm" svg:y="1.423cm" svg:width="11.1cm" svg:height="9.419cm">
          <chart:coordinate-region svg:x="2.318cm" svg:y="1.622cm" svg:width="9.895cm" svg:height="8.573cm"/>
          <chart:axis chart:dimension="x" chart:name="primary-x" chart:style-name="ch5">
            <chart:title svg:x="5.972cm" svg:y="11.083cm" chart:style-name="ch6">
              <text:p>Num. hilos</text:p>
            </chart:title>
          </chart:axis>
          <chart:axis chart:dimension="y" chart:name="primary-y" chart:style-name="ch7">
            <chart:title svg:x="0.451cm" svg:y="7.036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odelo_1-Nivel_Paralelismo'.D10:'Modelo_1-Nivel_Paralelismo'.D20</svg:desc>
                </draw:g>
              </table:table-cell>
              <table:table-cell office:value-type="float" office:value="1.543">
                <text:p>1.543</text:p>
                <draw:g>
                  <svg:desc>'Modelo_1-Nivel_Paralelismo'.E10:'Modelo_1-Nivel_Paralelismo'.E20</svg:desc>
                </draw:g>
              </table:table-cell>
              <table:table-cell office:value-type="float" office:value="1.4452">
                <text:p>1.4452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94">
                <text:p>1.29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701">
                <text:p>0.701</text:p>
              </table:table-cell>
              <table:table-cell office:value-type="float" office:value="0.8507">
                <text:p>0.8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45">
                <text:p>0.945</text:p>
              </table:table-cell>
              <table:table-cell office:value-type="float" office:value="0.8029">
                <text:p>0.8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0.801424175862488">
                <text:p>0.801424175862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743">
                <text:p>0.743</text:p>
              </table:table-cell>
              <table:table-cell office:value-type="float" office:value="0.8631">
                <text:p>0.8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